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14">00/00/0000</text:date>, <text:time style:data-style-name="N2" text:time-value="09:03:22.33113103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10-14T09:09:27.459840930</dc:date>
    <dc:creator>Jesus Castagnetto</dc:creator>
    <meta:editing-duration>P8DT6H50M52S</meta:editing-duration>
    <meta:editing-cycles>799</meta:editing-cycles>
    <meta:generator>LibreOffice/7.2.1.2$Linux_X86_64 LibreOffice_project/20$Build-2</meta:generator>
    <meta:document-statistic meta:table-count="1" meta:cell-count="5511" meta:object-count="0"/>
  </office:meta>
</office:document-meta>
</file>